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.getClassNam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Type.getArgumentTypes( final String methodDescripto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ype.getType( final String type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getDimens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getIntern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getType( final char [ ] buf , final int off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4">
            <text:p text:style-name="Table_20_Contents">5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ype.Type( final int sort , final char [ ] buf , final int off , final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.getArgumentsAndReturnSizes( final String desc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